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inecraft enchantment" svg:font-family="'minecraft enchantment'" style:font-pitch="variable"/>
  </office:font-face-decls>
  <office:automatic-styles>
    <style:style style:name="P1" style:family="paragraph" style:parent-style-name="normal" style:master-page-name="Standard">
      <style:paragraph-properties fo:margin-top="0.278in" fo:margin-bottom="0.0835in" style:contextual-spacing="false" fo:line-height="100%" fo:text-align="center" style:justify-single-word="false" style:page-number="1"/>
      <style:text-properties style:font-name="Kami North"/>
    </style:style>
    <style:style style:name="P2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 fo:font-size="18pt" fo:font-style="italic" style:font-size-asian="18pt" style:font-style-asian="italic" style:font-size-complex="18pt"/>
    </style:style>
    <style:style style:name="P3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/>
    </style:style>
    <style:style style:name="P4" style:family="paragraph" style:parent-style-name="Heading_20_2">
      <style:paragraph-properties fo:text-align="justify" style:justify-single-word="false"/>
      <style:text-properties style:font-name="Kami North"/>
    </style:style>
    <style:style style:name="P5" style:family="paragraph" style:parent-style-name="normal">
      <style:paragraph-properties fo:text-align="justify" style:justify-single-word="false"/>
      <style:text-properties style:font-name="Kami North" fo:font-style="italic" style:font-style-asian="italic"/>
    </style:style>
    <style:style style:name="P6" style:family="paragraph" style:parent-style-name="normal">
      <style:paragraph-properties fo:text-align="justify" style:justify-single-word="false"/>
      <style:text-properties style:font-name="minecraft enchantment" fo:font-style="italic" style:font-style-asian="italic"/>
    </style:style>
    <style:style style:name="P7" style:family="paragraph" style:parent-style-name="normal">
      <style:paragraph-properties fo:text-align="justify" style:justify-single-word="false"/>
      <style:text-properties style:font-name="minecraft enchantmen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/>
    </style:style>
    <style:style style:name="T4" style:family="text">
      <style:text-properties fo:font-size="18pt" fo:font-style="italic" officeooo:rsid="00048e31" style:font-size-asian="18pt" style:font-style-asian="italic" style:font-size-complex="18pt"/>
    </style:style>
    <style:style style:name="T5" style:family="text">
      <style:text-properties fo:font-size="18pt" fo:font-style="italic" style:font-size-asian="18pt" style:font-style-asian="italic" style:font-size-complex="18pt"/>
    </style:style>
    <style:style style:name="T6" style:family="text">
      <style:text-properties style:text-position="sub 58%" fo:font-size="18pt" fo:font-style="italic" style:font-size-asian="18pt" style:font-style-asian="italic" style:font-size-complex="18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0549f0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unting to 4</text:span><text:span text:style-name="T2"> </text:span><text:span text:style-name="T3">Extension</text:span></text:p>
      <text:p text:style-name="P2">Using Ice and New Additions</text:p>
      <text:p text:style-name="P3"><text:span text:style-name="T4">(C)</text:span><text:span text:style-name="T5"> v2.1.5 </text:span><text:span text:style-name="T6">“Perkeo”</text:span><text:span text:style-name="T5"><text:tab/>Kami North Publishing, LLC.</text:span></text:p>
      <text:p text:style-name="P4"><text:bookmark text:name="_a9ixwt18jcqq"/>Recipe #1 <text:span text:style-name="T7">(3-Essence PU)</text:span></text:p>
      <text:p text:style-name="P5">“While I was previously mocked, I am now powerful. Through unity, we shall overcome. We are one, we are many.”</text:p>
      <text:p text:style-name="P4"><text:bookmark text:name="_j0kyjadfo9qv"/>Recipe #2 <text:span text:style-name="T7">(4-Essence PUs onwards)</text:span></text:p>
      <text:p text:style-name="P6">Kxo huhojk kxoho aj ke joo, kxhoo ev mo kxoho nacc ro. Nakx u jfhadbco ev aho, kxo wiuhtaud hojkj ifed kxo jfaho.</text:p>
      <text:p text:style-name="P4"><text:bookmark text:name="_egoan91hoz4j"/>Recipe #3</text:p>
      <text:p text:style-name="P6">Ke jxen oei kxo fenoh ev kxaj FI, A junot kxaj aso ad xucv! Vhem kehduteoj ke ouhkxgiuboj, kxaj FI nacc julo oei vhem udokxadw.</text:p>
      <text:p text:style-name="P4"><text:bookmark text:name="_t9gb9vdyug3t"/>Recipe #4</text:p>
      <text:p text:style-name="P6">A um kxo effejako ev kxo edo roveho mo. A sud riact u vehkhojj uwuadjk u xihhasudo.</text:p>
      <text:p text:style-name="P4"><text:bookmark text:name="_w3gwvs50qq2w"/>Recipe #5</text:p>
      <text:p text:style-name="P7"><text:span text:style-name="T7">Ke xocf eh xihk A suddek tosato. M</text:span><text:span text:style-name="T8">o</text:span><text:span text:style-name="T7"> ovvoskj sudsoc eik, je fcoujo mubo u tosajaed veh mo!</text:span></text:p>
      <text:p text:style-name="P4"><text:bookmark text:name="_6235g1c7tmjo"/>Recipe #6</text:p>
      <text:p text:style-name="P6">Nakx u rak ev olohokxadw, A sud rosemo udokxadw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inecraft enchantment" svg:font-family="'minecraft enchantme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italic" style:text-underline-style="solid" style:text-underline-width="auto" style:text-underline-color="font-color" fo:font-weight="bold" officeooo:rsid="00073571" officeooo:paragraph-rsid="00073571" style:font-size-asian="18pt" style:font-style-asian="italic" style:font-weight-asian="bold" style:font-size-complex="18pt" style:font-weight-complex="bold"/>
    </style:style>
    <style:style style:name="MP2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MT1" style:family="text">
      <style:text-properties fo:font-size="18pt" fo:font-style="italic" officeooo:rsid="00031f25" style:font-size-asian="18pt" style:font-style-asian="italic" style:font-size-complex="18pt"/>
    </style:style>
    <style:style style:name="MT2" style:family="text">
      <style:text-properties fo:font-size="18pt" fo:font-style="italic" style:font-family-asian="'Times New Roman'" style:font-family-generic-asian="system" style:font-pitch-asian="variable" style:font-size-asian="18pt" style:font-style-asian="italic" style:font-family-complex="'Times New Roman'" style:font-family-generic-complex="system" style:font-pitch-complex="variable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333333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333333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333333" draw:opacity="100%"/>
    </style:style>
  </office:automatic-styles>
  <office:master-styles>
    <style:master-page style:name="Standard" style:page-layout-name="Mpm1" draw:style-name="Mdp1">
      <style:header>
        <text:p text:style-name="MP1">PREVIEW COPY</text:p>
        <text:p text:style-name="MP2"><text:span text:style-name="MT1">K</text:span><text:span text:style-name="MT2">ami North Guide Series #1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6T13:09:21.773985680</dc:date>
    <meta:editing-duration>PT3M34S</meta:editing-duration>
    <meta:editing-cycles>6</meta:editing-cycles>
    <meta:generator>LibreOffice/25.2.3.2$Linux_X86_64 LibreOffice_project/520$Build-2</meta:generator>
    <meta:document-statistic meta:table-count="0" meta:image-count="0" meta:object-count="0" meta:page-count="1" meta:paragraph-count="17" meta:word-count="152" meta:character-count="799" meta:non-whitespace-character-count="664"/>
  </office:meta>
</office:document-meta>
</file>